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MART Green house with automated plant monitoring system</text:p>
      <text:p text:style-name="Normal">Problem</text:p>
      <text:p text:style-name="Normal">Now a days, usually the plant monitoring is not happening on the industries vise or human vise because the existing open economy has been grabbed human into the<text:s/>particular circle. As a result of that thing<text:s/>even<text:s/>people<text:s/>have<text:s/>been<text:s/>Added automation to the green house but there was a one thing which is how does monitor a growth of plant, how to decide<text:s/>whether<text:s/>which plam has freight<text:s/><text:s/>or not<text:s/>and at a glance,<text:s/></text:p>
      <text:p text:style-name="Normal">Vision</text:p>
      <text:p text:style-name="Normal">Benefits</text:p>
      <text:p text:style-name="Normal">Deliverables</text:p>
      <text:p text:style-name="Normal">Success Criteria<text:s/></text:p>
      <text:p text:style-name="Normal">Deadlines Plan/ approach</text:p>
      <text:p text:style-name="Normal">Cost/ Budge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nkaja Suganda</meta:initial-creator>
    <dc:creator>Pankaja Suganda</dc:creator>
    <meta:creation-date>2019-07-05T18:06:00Z</meta:creation-date>
    <dc:date>2019-07-05T18:59:00Z</dc:date>
    <meta:template xlink:href="Normal" xlink:type="simple"/>
    <meta:editing-cycles>5</meta:editing-cycles>
    <meta:editing-duration>PT2640S</meta:editing-duration>
    <meta:document-statistic meta:page-count="1" meta:paragraph-count="1" meta:word-count="82" meta:character-count="555" meta:row-count="3" meta:non-whitespace-character-count="474"/>
  </office:meta>
</office:document-meta>
</file>